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7mm"/>
    </style:style>
    <style:style style:name="co2" style:family="table-column">
      <style:table-column-properties fo:break-before="auto" style:column-width="32.4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office:value-type="string" calcext:value-type="string">
            <text:p>Nr Threads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SpeedU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.4267" calcext:value-type="float">
            <text:p>2,4267</text:p>
          </table:table-cell>
          <table:table-cell table:formula="of:=[.$B$2]/[.B2]" office:value-type="float" office:value="1" calcext:value-type="float">
            <text:p>1</text:p>
          </table:table-cell>
          <table:table-cell>
            <draw:frame table:end-cell-address="Sheet1.O38" table:end-x="16.57mm" table:end-y="3.43mm" draw:z-index="0" draw:name="Chart 8" draw:style-name="gr1" draw:text-style-name="P1" svg:width="325.32mm" svg:height="191.81mm" svg:x="17.99mm" svg:y="4.77mm">
              <draw:object draw:notify-on-update-of-ranges="Sheet1.A1:Sheet1.A1 Sheet1.A2:Sheet1.A13 Sheet1.B1:Sheet1.B1 Sheet1.B2:Sheet1.B13 Sheet1.A1:Sheet1.A1 Sheet1.A2:Sheet1.A13 Sheet1.C1:Sheet1.C1 Sheet1.C2:Sheet1.C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.2837" calcext:value-type="float">
            <text:p>1,2837</text:p>
          </table:table-cell>
          <table:table-cell table:formula="of:=[.$B$2]/[.B3]" office:value-type="float" office:value="1.89039495209161" calcext:value-type="float">
            <text:p>1,89039495209161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9253" calcext:value-type="float">
            <text:p>0,9253</text:p>
          </table:table-cell>
          <table:table-cell table:formula="of:=[.$B$2]/[.B4]" office:value-type="float" office:value="2.62260888360532" calcext:value-type="float">
            <text:p>2,62260888360532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6955" calcext:value-type="float">
            <text:p>0,6955</text:p>
          </table:table-cell>
          <table:table-cell table:formula="of:=[.$B$2]/[.B5]" office:value-type="float" office:value="3.48914450035945" calcext:value-type="float">
            <text:p>3,48914450035945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618" calcext:value-type="float">
            <text:p>0,618</text:p>
          </table:table-cell>
          <table:table-cell table:formula="of:=[.$B$2]/[.B6]" office:value-type="float" office:value="3.92669902912621" calcext:value-type="float">
            <text:p>3,92669902912621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" office:value-type="float" office:value="0.7046" calcext:value-type="float">
            <text:p>0,7046</text:p>
          </table:table-cell>
          <table:table-cell table:formula="of:=[.$B$2]/[.B7]" office:value-type="float" office:value="3.44408174850979" calcext:value-type="float">
            <text:p>3,44408174850979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4953" calcext:value-type="float">
            <text:p>0,4953</text:p>
          </table:table-cell>
          <table:table-cell table:formula="of:=[.$B$2]/[.B8]" office:value-type="float" office:value="4.89945487583283" calcext:value-type="float">
            <text:p>4,89945487583283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4396" calcext:value-type="float">
            <text:p>0,4396</text:p>
          </table:table-cell>
          <table:table-cell table:formula="of:=[.$B$2]/[.B9]" office:value-type="float" office:value="5.52024567788899" calcext:value-type="float">
            <text:p>5,52024567788899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4101" calcext:value-type="float">
            <text:p>0,4101</text:p>
          </table:table-cell>
          <table:table-cell table:formula="of:=[.$B$2]/[.B10]" office:value-type="float" office:value="5.91733723482078" calcext:value-type="float">
            <text:p>5,91733723482078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6053" calcext:value-type="float">
            <text:p>0,6053</text:p>
          </table:table-cell>
          <table:table-cell table:formula="of:=[.$B$2]/[.B11]" office:value-type="float" office:value="4.00908640343631" calcext:value-type="float">
            <text:p>4,00908640343631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4556" calcext:value-type="float">
            <text:p>0,4556</text:p>
          </table:table-cell>
          <table:table-cell table:formula="of:=[.$B$2]/[.B12]" office:value-type="float" office:value="5.32638279192274" calcext:value-type="float">
            <text:p>5,32638279192274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3993" calcext:value-type="float">
            <text:p>0,3993</text:p>
          </table:table-cell>
          <table:table-cell table:formula="of:=[.$B$2]/[.B13]" office:value-type="float" office:value="6.07738542449286" calcext:value-type="float">
            <text:p>6,07738542449286</text:p>
          </table:table-cell>
          <table:table-cell table:number-columns-repeated="1021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/>
          <table:table-cell office:value-type="float" office:value="374912748" calcext:value-type="float">
            <text:p>374912748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14" loext:min-decimal-places="14" number:min-integer-digits="1"/>
    </number:number-style>
    <number:number-style style:name="N113">
      <number:number number:decimal-places="5" loext:min-decimal-places="5" number:min-integer-digits="1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26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27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28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29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30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31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32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33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pt" number:country="BR">
      <loext:text> </loext:text>
      <loext:fill-character> </loext:fill-character>
      <number:text>- </number:text>
    </number:number-style>
    <number:text-style style:name="N10134" number:language="pt" number:country="B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5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5P2" style:volatile="true" number:language="pt" number:country="BR">
      <loext:text> R$ </loext:text>
      <loext:fill-character> </loext:fill-character>
      <number:text>- </number:text>
    </number:number-style>
    <number:text-style style:name="N10135" number:language="pt" number:country="B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6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6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pt" number:country="B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erson Fernandes Pereira dos Santos</meta:initial-creator>
    <meta:creation-date>2017-03-09T21:06:57</meta:creation-date>
    <dc:date>2019-03-10T00:59:03.084341969</dc:date>
    <meta:generator>LibreOffice/6.0.7.3$Linux_X86_64 LibreOffice_project/00m0$Build-3</meta:generator>
    <meta:editing-duration>PT2M46S</meta:editing-duration>
    <meta:editing-cycles>1</meta:editing-cycles>
    <meta:document-statistic meta:table-count="1" meta:cell-count="40" meta:object-count="1"/>
    <meta:user-defined meta:name="AppVersion">16.0300</meta:user-defined>
    <meta:user-defined meta:name="Company">Instituto Militar de Engenhar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6" style:family="chart">
      <style:graphic-properties svg:stroke-width="0.026cm" svg:stroke-color="#878787"/>
    </style:style>
    <style:style style:name="ch7" style:family="chart">
      <style:graphic-properties svg:stroke-width="0.026cm" svg:stroke-color="#b7b7b7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132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132cm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2.533cm" svg:height="19.182cm" xlink:href=".." xlink:type="simple" chart:class="chart:scatter" chart:style-name="ch1">
        <chart:legend chart:legend-position="end" svg:x="29.654cm" svg:y="9.043cm" style:legend-expansion="high" chart:style-name="ch2"/>
        <chart:plot-area chart:style-name="ch3" table:cell-range-address="Sheet1.A1:Sheet1.C13" chart:data-source-has-labels="row" svg:x="1.71cm" svg:y="0.383cm" svg:width="27.294cm" svg:height="17.386cm">
          <chartooo:coordinate-region svg:x="2.173cm" svg:y="0.582cm" svg:width="26.618cm" svg:height="16.54cm"/>
          <chart:axis chart:dimension="x" chart:name="primary-x" chart:style-name="ch4">
            <chart:title svg:x="13.375cm" svg:y="18.153cm" chart:style-name="ch5">
              <text:p>Número de Threads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51cm" svg:y="10cm" chart:style-name="ch8">
              <text:p>SpeedUp</text:p>
            </chart:title>
            <chart:grid chart:style-name="ch6" chart:class="major"/>
            <chart:grid chart:style-name="ch7" chart:class="minor"/>
          </chart:axis>
          <chart:series chart:style-name="ch9" chart:values-cell-range-address="Sheet1.B2:Sheet1.B13" chart:label-cell-address="Sheet1.B1:Sheet1.B1" chart:class="chart:scatter">
            <chart:domain table:cell-range-address="Sheet1.A2:Sheet1.A13"/>
            <chart:data-point chart:repeated="12"/>
          </chart:series>
          <chart:series chart:style-name="ch10" chart:values-cell-range-address="Sheet1.C2:Sheet1.C13" chart:label-cell-address="Sheet1.C1:Sheet1.C1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Tempo</text:p>
                <draw:g>
                  <svg:desc>Sheet1.B1:Sheet1.B1</svg:desc>
                </draw:g>
              </table:table-cell>
              <table:table-cell office:value-type="string">
                <text:p>SpeedUp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3</svg:desc>
                </draw:g>
              </table:table-cell>
              <table:table-cell office:value-type="float" office:value="2.4267">
                <text:p>2.4267</text:p>
                <draw:g>
                  <svg:desc>Sheet1.B2:Sheet1.B13</svg:desc>
                </draw:g>
              </table:table-cell>
              <table:table-cell office:value-type="float" office:value="1">
                <text:p>1</text:p>
                <draw:g>
                  <svg:desc>Sheet1.C2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2837">
                <text:p>1.2837</text:p>
              </table:table-cell>
              <table:table-cell office:value-type="float" office:value="1.89039495209161">
                <text:p>1.89039495209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253">
                <text:p>0.9253</text:p>
              </table:table-cell>
              <table:table-cell office:value-type="float" office:value="2.62260888360532">
                <text:p>2.622608883605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955">
                <text:p>0.6955</text:p>
              </table:table-cell>
              <table:table-cell office:value-type="float" office:value="3.48914450035945">
                <text:p>3.489144500359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18">
                <text:p>0.618</text:p>
              </table:table-cell>
              <table:table-cell office:value-type="float" office:value="3.92669902912621">
                <text:p>3.926699029126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046">
                <text:p>0.7046</text:p>
              </table:table-cell>
              <table:table-cell office:value-type="float" office:value="3.44408174850979">
                <text:p>3.44408174850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953">
                <text:p>0.4953</text:p>
              </table:table-cell>
              <table:table-cell office:value-type="float" office:value="4.89945487583283">
                <text:p>4.899454875832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396">
                <text:p>0.4396</text:p>
              </table:table-cell>
              <table:table-cell office:value-type="float" office:value="5.52024567788899">
                <text:p>5.520245677888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4101">
                <text:p>0.4101</text:p>
              </table:table-cell>
              <table:table-cell office:value-type="float" office:value="5.91733723482078">
                <text:p>5.917337234820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053">
                <text:p>0.6053</text:p>
              </table:table-cell>
              <table:table-cell office:value-type="float" office:value="4.00908640343631">
                <text:p>4.009086403436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4556">
                <text:p>0.4556</text:p>
              </table:table-cell>
              <table:table-cell office:value-type="float" office:value="5.32638279192274">
                <text:p>5.326382791922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3993">
                <text:p>0.3993</text:p>
              </table:table-cell>
              <table:table-cell office:value-type="float" office:value="6.07738542449286">
                <text:p>6.07738542449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